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RequestExpectationManager.matchRequest( ClientHttp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RequestExpectationManag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RequestExpectationManager.afterExpectationsDecla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